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ygrqgcnoodnqdmlc.onion/main.html"><text:span text:style-name="T3">http://ygrqgcnoodnqdmlc.onion/main.html</text:span></text:a><text:span text:style-name="T4"/></text:p>
      <text:p text:style-name="P2"><text:span text:style-name="T4"/></text:p>
      <text:p text:style-name="P3"><draw:frame text:anchor-type="as-char" svg:width="146.58mm" svg:height="105.30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writeas7pm7rcdqg.onion/5sp8v0rvjb5hl.md"><text:span text:style-name="T7">http://writeas7pm7rcdqg.onion/5sp8v0rvjb5hl.md</text:span></text:a><text:span text:style-name="T8"/></text:p>
      <text:p text:style-name="P5"><text:span text:style-name="T8"/></text:p>
      <text:p text:style-name="P6"><text:span text:style-name="T9">CONTRACT KILLING</text:span></text:p>
      <text:p text:style-name="P6"><text:span text:style-name="T9">Ex-Military | Sniper | Kidnapping | Assassination</text:span></text:p>
      <text:p text:style-name="P6"><text:span text:style-name="T9">Send Encrypted Message here bitmsg.me</text:span></text:p>
      <text:p text:style-name="P6"><text:span text:style-name="T9">ID: BM-2cTV3xWGZ2BzQHEsDkFbU6p9zdHPFaERVw</text:span></text:p>
      <text:p text:style-name="P6"><text:span text:style-name="T10"/></text:p>
      <text:p text:style-name="P6"><text:span text:style-name="T11">3地址：</text:span></text:p>
      <text:p text:style-name="P6"><text:span text:style-name="T12"/></text:p>
      <text:p text:style-name="P7"><text:a xlink:href="http://kllng.torpress2sarn7xw.onion/"><text:span text:style-name="T13">http://kllng.torpress2sarn7xw.onion/</text:span></text:a><text:span text:style-name="T14"/></text:p>
      <text:p text:style-name="P7"><text:span text:style-name="T14"/></text:p>
      <text:p text:style-name="P8"><draw:frame text:anchor-type="as-char" svg:width="152.40mm" svg:height="85.99mm" style:rel-width="scale" style:rel-height="scale"><draw:object-ole xlink:href="OleObj2"/><draw:image xlink:href="ObjectReplacements/OleObj2"/></draw:frame><text:span text:style-name="T14"/></text:p>
      <text:p text:style-name="P8"><text:span text:style-name="T14"/></text:p>
      <text:p text:style-name="P8"><text:span text:style-name="T14"/></text:p>
      <text:p text:style-name="P9"><text:span text:style-name="T14"/></text:p>
      <text:p text:style-name="P9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